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87244" officeooo:paragraph-rsid="002f8cb4"/>
    </style:style>
    <style:style style:name="T1" style:family="text">
      <style:text-properties fo:language="en" fo:country="US" fo:font-style="normal" officeooo:rsid="002ca631" style:font-style-asian="normal" style:font-style-complex="normal"/>
    </style:style>
    <style:style style:name="T2" style:family="text">
      <style:text-properties fo:language="en" fo:country="US" fo:font-style="normal" officeooo:rsid="001c75b9" style:font-style-asian="normal" style:font-style-complex="normal"/>
    </style:style>
    <style:style style:name="T3" style:family="text">
      <style:text-properties fo:language="en" fo:country="US" fo:font-style="normal" officeooo:rsid="002e144a" style:font-style-asian="normal" style:font-style-complex="normal"/>
    </style:style>
    <style:style style:name="T4" style:family="text">
      <style:text-properties fo:language="en" fo:country="US" fo:font-style="normal" officeooo:rsid="002f8cb4" style:font-style-asian="normal" style:font-style-complex="normal"/>
    </style:style>
    <style:style style:name="T5" style:family="text">
      <style:text-properties fo:language="en" fo:country="US" fo:font-style="normal" officeooo:rsid="00308bb5" style:font-style-asian="normal" style:font-style-complex="normal"/>
    </style:style>
    <style:style style:name="T6" style:family="text">
      <style:text-properties fo:language="en" fo:country="US" fo:font-style="normal" officeooo:rsid="00325fe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Born in Scotland to Arthur, a wizard, and Amanda, a muggle. </text:span><text:span text:style-name="T4">He’s one of </text:span><text:span text:style-name="T1">Minerva’s dearest friend. </text:span><text:span text:style-name="T2">Placid and rational, </text:span><text:span text:style-name="T4">he was almost immediately sorted by the hat </text:span><text:span text:style-name="T1">to the Ravenclaw house. </text:span><text:span text:style-name="T4">Like Minerva, he’s really passionate about Quidditch, but hasn’t ever shown a particular talent for playing. Nonetheless, Ravenclaw’s captain often asks him for advices, deeply respecting and valuing his clever view of the game. </text:span><text:span text:style-name="T5">He’s quite known by the professors for being the student that asks very wit and curious questions. Ironically enough, he doesn’t show particularly good grades, due to his problems in focusing on the same topic for a long time. </text:span><text:span text:style-name="T4">H</text:span><text:span text:style-name="T2">e often finds himself calming down his two fiery Gryffindor frie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fo:text-align="justify" style:justify-single-word="false"/>
      <style:text-properties officeooo:rsid="00244d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20:19:30.047454737</meta:creation-date>
    <dc:date>2020-10-31T17:36:27.760759273</dc:date>
    <meta:editing-duration>PT1H5M10S</meta:editing-duration>
    <meta:editing-cycles>24</meta:editing-cycles>
    <meta:generator>LibreOffice/5.1.6.2$Linux_X86_64 LibreOffice_project/10m0$Build-2</meta:generator>
    <meta:document-statistic meta:table-count="0" meta:image-count="0" meta:object-count="0" meta:page-count="1" meta:paragraph-count="1" meta:word-count="116" meta:character-count="712" meta:non-whitespace-character-count="597"/>
  </office:meta>
</office:document-meta>
</file>